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5.15mm"/>
    </style:style>
    <style:style style:name="co6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6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default-cell-style-name="ce11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octobre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office:value-type="string" calcext:value-type="string">
            <text:p>Numéro bon 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5" office:value-type="float" office:value="1153651" calcext:value-type="float">
            <text:p>1153651</text:p>
          </table:table-cell>
          <table:table-cell table:style-name="ce2" office:value-type="string" calcext:value-type="string">
            <text:p>ANTHONY BATTAH</text:p>
          </table:table-cell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2834.66" calcext:value-type="float">
            <text:p>2 834,66</text:p>
          </table:table-cell>
          <table:table-cell table:style-name="ce12"/>
          <table:table-cell table:style-name="ce2" office:value-type="string" calcext:value-type="string">
            <text:p>Avocat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7642" calcext:value-type="float">
            <text:p>1147642</text:p>
          </table:table-cell>
          <table:table-cell table:style-name="ce2" office:value-type="string" calcext:value-type="string">
            <text:p>CIEMM- COMITE INTER-E/SES DU MTL METROPOLITAIN INC.</text:p>
          </table:table-cell>
          <table:table-cell table:style-name="ce7" office:value-type="date" office:date-value="2016-10-10" calcext:value-type="date">
            <text:p>10-10-16</text:p>
          </table:table-cell>
          <table:table-cell table:style-name="ce10" office:value-type="float" office:value="450" calcext:value-type="float">
            <text:p>450,00</text:p>
          </table:table-cell>
          <table:table-cell table:style-name="ce13"/>
          <table:table-cell table:style-name="ce2" office:value-type="string" calcext:value-type="string">
            <text:p>Frais - Adhésion et cotisa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4307" calcext:value-type="float">
            <text:p>1154307</text:p>
          </table:table-cell>
          <table:table-cell table:style-name="ce2" office:value-type="string" calcext:value-type="string">
            <text:p>CLINIQUE DE MEDECINE INDUSTRIELLE DES LAURENTIDES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354.33" calcext:value-type="float">
            <text:p>354,33</text:p>
          </table:table-cell>
          <table:table-cell table:style-name="ce13"/>
          <table:table-cell table:style-name="ce2" office:value-type="string" calcext:value-type="string">
            <text:p>Médeci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5983" calcext:value-type="float">
            <text:p>1155983</text:p>
          </table:table-cell>
          <table:table-cell table:style-name="ce2" office:value-type="string" calcext:value-type="string">
            <text:p>FRANCOIS LEDUC, CONSULTANTS INC.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918.64" calcext:value-type="float">
            <text:p>918,64</text:p>
          </table:table-cell>
          <table:table-cell table:style-name="ce13"/>
          <table:table-cell table:style-name="ce2" office:value-type="string" calcext:value-type="string">
            <text:p>Psychologue, Travailleur socia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7644" calcext:value-type="float">
            <text:p>1147644</text:p>
          </table:table-cell>
          <table:table-cell table:style-name="ce2" office:value-type="string" calcext:value-type="string">
            <text:p>LES CONSULTANTS LUPIEN ROULEAU INC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1675.49" calcext:value-type="float">
            <text:p>1 675,49</text:p>
          </table:table-cell>
          <table:table-cell table:style-name="ce13"/>
          <table:table-cell table:style-name="ce2" office:value-type="string" calcext:value-type="string">
            <text:p>Service - Enquêteur, détectiv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5" office:value-type="float" office:value="1154849" calcext:value-type="float">
            <text:p>1154849</text:p>
          </table:table-cell>
          <table:table-cell table:style-name="ce2" office:value-type="string" calcext:value-type="string">
            <text:p>ECOLE POLYTECHNIQUE MONTREAL (B.R.C.D.T.)</text:p>
          </table:table-cell>
          <table:table-cell table:style-name="ce7" office:value-type="date" office:date-value="2016-10-12" calcext:value-type="date">
            <text:p>10-12-16</text:p>
          </table:table-cell>
          <table:table-cell table:style-name="ce10" office:value-type="float" office:value="1049.87" calcext:value-type="float">
            <text:p>1 049,87</text:p>
          </table:table-cell>
          <table:table-cell table:style-name="ce12"/>
          <table:table-cell table:style-name="ce2" office:value-type="string" calcext:value-type="string">
            <text:p>Frais - Forma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4397" calcext:value-type="float">
            <text:p>1154397</text:p>
          </table:table-cell>
          <table:table-cell table:style-name="ce2" office:value-type="string" calcext:value-type="string">
            <text:p>ELECTRONIQUE ADDISON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15.71" calcext:value-type="float">
            <text:p>15,71</text:p>
          </table:table-cell>
          <table:table-cell table:style-name="ce12"/>
          <table:table-cell table:style-name="ce2" office:value-type="string" calcext:value-type="string">
            <text:p>Étui pour iPad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1067" calcext:value-type="float">
            <text:p>1141067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2981.64" calcext:value-type="float">
            <text:p>2 981,64</text:p>
          </table:table-cell>
          <table:table-cell table:style-name="ce12"/>
          <table:table-cell table:style-name="ce2" office:value-type="string" calcext:value-type="string">
            <text:p>Location - Automobi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7703" calcext:value-type="float">
            <text:p>1157703</text:p>
          </table:table-cell>
          <table:table-cell table:style-name="ce2" office:value-type="string" calcext:value-type="string">
            <text:p>TRAFFIC LOGIX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11431.04" calcext:value-type="float">
            <text:p>11 431,04</text:p>
          </table:table-cell>
          <table:table-cell table:style-name="ce12"/>
          <table:table-cell table:style-name="ce2" office:value-type="string" calcext:value-type="string">
            <text:p>Mobilier pour protection et sécurité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ROUSSEAU, HELENE</text:p>
          </table:table-cell>
          <table:table-cell table:style-name="ce5" office:value-type="float" office:value="1157635" calcext:value-type="float">
            <text:p>1157635</text:p>
          </table:table-cell>
          <table:table-cell table:style-name="ce2" office:value-type="string" calcext:value-type="string">
            <text:p>MP REPRODUCTIONS INC.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1652.4" calcext:value-type="float">
            <text:p>1 652,40</text:p>
          </table:table-cell>
          <table:table-cell table:style-name="ce5" office:value-type="string" calcext:value-type="string">
            <text:p>C926254</text:p>
          </table:table-cell>
          <table:table-cell table:style-name="ce2" office:value-type="string" calcext:value-type="string">
            <text:p>Service - Numérisation de document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584.41" calcext:value-type="float">
            <text:p>584,41</text:p>
          </table:table-cell>
          <table:table-cell table:style-name="ce12"/>
          <table:table-cell table:style-name="ce2" office:value-type="string" calcext:value-type="string">
            <text:p>Service - Numérisation de documents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float" office:value="1154411" calcext:value-type="float">
            <text:p>1154411</text:p>
          </table:table-cell>
          <table:table-cell table:style-name="ce2" office:value-type="string" calcext:value-type="string">
            <text:p>SISCA SOLUTIONS D'AFFAIRES CANADA INC.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986.88" calcext:value-type="float">
            <text:p>986,88</text:p>
          </table:table-cell>
          <table:table-cell table:style-name="ce1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157820" calcext:value-type="float">
            <text:p>1157820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7" office:value-type="date" office:date-value="2016-10-26" calcext:value-type="date">
            <text:p>10-26-16</text:p>
          </table:table-cell>
          <table:table-cell table:style-name="ce10" office:value-type="float" office:value="1395.81" calcext:value-type="float">
            <text:p>1 395,81</text:p>
          </table:table-cell>
          <table:table-cell table:style-name="ce12"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446" calcext:value-type="float">
            <text:p>1158446</text:p>
          </table:table-cell>
          <table:table-cell table:style-name="ce2" office:value-type="string" calcext:value-type="string">
            <text:p>CARR MCLEAN LIMITED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657.22" calcext:value-type="float">
            <text:p>657,22</text:p>
          </table:table-cell>
          <table:table-cell table:style-name="ce12"/>
          <table:table-cell table:style-name="ce2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230" calcext:value-type="float">
            <text:p>1158230</text:p>
          </table:table-cell>
          <table:table-cell table:style-name="ce2" office:value-type="string" calcext:value-type="string">
            <text:p>SERRUMAX INC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164.31" calcext:value-type="float">
            <text:p>164,31</text:p>
          </table:table-cell>
          <table:table-cell table:style-name="ce12"/>
          <table:table-cell table:style-name="ce2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239" calcext:value-type="float">
            <text:p>1158239</text:p>
          </table:table-cell>
          <table:table-cell table:style-name="ce2" office:value-type="string" calcext:value-type="string">
            <text:p>TECHNO-GESTASS LTEE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2409.46" calcext:value-type="float">
            <text:p>2 409,46</text:p>
          </table:table-cell>
          <table:table-cell table:style-name="ce12"/>
          <table:table-cell table:style-name="ce2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458" calcext:value-type="float">
            <text:p>1158458</text:p>
          </table:table-cell>
          <table:table-cell table:style-name="ce2" office:value-type="string" calcext:value-type="string">
            <text:p>VOXEL FACTORY INC.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365.46" calcext:value-type="float">
            <text:p>365,46</text:p>
          </table:table-cell>
          <table:table-cell table:style-name="ce12"/>
          <table:table-cell table:style-name="ce2" office:value-type="string" calcext:value-type="string">
            <text:p>Encre, ton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5" office:value-type="float" office:value="1153622" calcext:value-type="float">
            <text:p>1153622</text:p>
          </table:table-cell>
          <table:table-cell table:style-name="ce2" office:value-type="string" calcext:value-type="string">
            <text:p>FRED ATOUT</text:p>
          </table:table-cell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367.46" calcext:value-type="float">
            <text:p>367,46</text:p>
          </table:table-cell>
          <table:table-cell table:style-name="ce12"/>
          <table:table-cell table:style-name="ce2" office:value-type="string" calcext:value-type="string">
            <text:p>Location - Outil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614" calcext:value-type="float">
            <text:p>1157614</text:p>
          </table:table-cell>
          <table:table-cell table:style-name="ce2" office:value-type="string" calcext:value-type="string">
            <text:p>SERVICE D'ARBRES NATURE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4986.91" calcext:value-type="float">
            <text:p>4 986,91</text:p>
          </table:table-cell>
          <table:table-cell table:style-name="ce12"/>
          <table:table-cell table:style-name="ce2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985" calcext:value-type="float">
            <text:p>1152985</text:p>
          </table:table-cell>
          <table:table-cell table:style-name="ce2" office:value-type="string" calcext:value-type="string">
            <text:p>STEPHANIE GALELLA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4830" calcext:value-type="float">
            <text:p>4 830,00</text:p>
          </table:table-cell>
          <table:table-cell table:style-name="ce12"/>
          <table:table-cell table:style-name="ce2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5" office:value-type="float" office:value="1158135" calcext:value-type="float">
            <text:p>1158135</text:p>
          </table:table-cell>
          <table:table-cell table:style-name="ce2" office:value-type="string" calcext:value-type="string">
            <text:p>L'ASS. DES URBANISTES ET DES AMENAGISTES MUNIC. DU QC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685" calcext:value-type="float">
            <text:p>685,00</text:p>
          </table:table-cell>
          <table:table-cell table:style-name="ce13"/>
          <table:table-cell table:style-name="ce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93" calcext:value-type="float">
            <text:p>1156493</text:p>
          </table:table-cell>
          <table:table-cell table:style-name="ce2" office:value-type="string" calcext:value-type="string">
            <text:p>QVC – INSCRIPT</text:p>
          </table:table-cell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440.95" calcext:value-type="float">
            <text:p>440,95</text:p>
          </table:table-cell>
          <table:table-cell table:style-name="ce13"/>
          <table:table-cell table:style-name="ce2" office:value-type="string" calcext:value-type="string">
            <text:p>Frais - Inscription pour congrè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MOND, LISE</text:p>
          </table:table-cell>
          <table:table-cell table:style-name="ce5" office:value-type="float" office:value="1125436" calcext:value-type="float">
            <text:p>1125436</text:p>
          </table:table-cell>
          <table:table-cell table:style-name="ce2" office:value-type="string" calcext:value-type="string">
            <text:p>FONDERIE LAPERLE DIR. TUYAUTERIES CANADA LTEE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202.35" calcext:value-type="float">
            <text:p>202,35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5" office:value-type="float" office:value="1156006" calcext:value-type="float">
            <text:p>1156006</text:p>
          </table:table-cell>
          <table:table-cell table:style-name="ce2" office:value-type="string" calcext:value-type="string">
            <text:p>AQUAM SPECIALISTE AQUATIQUE INC.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668.63" calcext:value-type="float">
            <text:p>668,63</text:p>
          </table:table-cell>
          <table:table-cell table:style-name="ce13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4785" calcext:value-type="float">
            <text:p>1154785</text:p>
          </table:table-cell>
          <table:table-cell table:style-name="ce2" office:value-type="string" calcext:value-type="string">
            <text:p>CORPORATION D'URGENCES-SANTE</text:p>
          </table:table-cell>
          <table:table-cell table:style-name="ce7" office:value-type="date" office:date-value="2016-10-12" calcext:value-type="date">
            <text:p>10-12-16</text:p>
          </table:table-cell>
          <table:table-cell table:style-name="ce10" office:value-type="float" office:value="126.58" calcext:value-type="float">
            <text:p>126,58</text:p>
          </table:table-cell>
          <table:table-cell table:style-name="ce13"/>
          <table:table-cell table:style-name="ce2" office:value-type="string" calcext:value-type="string">
            <text:p>Service - Transport ambulanci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4834" calcext:value-type="float">
            <text:p>1154834</text:p>
          </table:table-cell>
          <table:table-cell table:style-name="ce2" office:value-type="string" calcext:value-type="string">
            <text:p>LOCATION SAUVAGEAU INC.</text:p>
          </table:table-cell>
          <table:table-cell table:style-name="ce7" office:value-type="date" office:date-value="2016-10-12" calcext:value-type="date">
            <text:p>10-12-16</text:p>
          </table:table-cell>
          <table:table-cell table:style-name="ce10" office:value-type="float" office:value="1496.03" calcext:value-type="float">
            <text:p>1 496,03</text:p>
          </table:table-cell>
          <table:table-cell table:style-name="ce13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5132" calcext:value-type="float">
            <text:p>1155132</text:p>
          </table:table-cell>
          <table:table-cell table:style-name="ce2" office:value-type="string" calcext:value-type="string">
            <text:p>PRODUITS SANY</text:p>
          </table:table-cell>
          <table:table-cell table:style-name="ce7" office:value-type="date" office:date-value="2016-10-13" calcext:value-type="date">
            <text:p>10-13-16</text:p>
          </table:table-cell>
          <table:table-cell table:style-name="ce10" office:value-type="float" office:value="160.59" calcext:value-type="float">
            <text:p>160,59</text:p>
          </table:table-cell>
          <table:table-cell table:style-name="ce13"/>
          <table:table-cell table:style-name="ce2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66" calcext:value-type="float">
            <text:p>1156466</text:p>
          </table:table-cell>
          <table:table-cell table:style-name="ce2"/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108.92" calcext:value-type="float">
            <text:p>108,92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67" calcext:value-type="float">
            <text:p>1156467</text:p>
          </table:table-cell>
          <table:table-cell table:style-name="ce2"/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457.56" calcext:value-type="float">
            <text:p>457,56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68" calcext:value-type="float">
            <text:p>1156468</text:p>
          </table:table-cell>
          <table:table-cell table:style-name="ce2"/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106.09" calcext:value-type="float">
            <text:p>106,09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69" calcext:value-type="float">
            <text:p>1156469</text:p>
          </table:table-cell>
          <table:table-cell table:style-name="ce2"/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106.88" calcext:value-type="float">
            <text:p>106,88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87" calcext:value-type="float">
            <text:p>1156487</text:p>
          </table:table-cell>
          <table:table-cell table:style-name="ce2"/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285.61" calcext:value-type="float">
            <text:p>285,61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6488" calcext:value-type="float">
            <text:p>1156488</text:p>
          </table:table-cell>
          <table:table-cell table:style-name="ce2"/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106.3" calcext:value-type="float">
            <text:p>106,30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7448" calcext:value-type="float">
            <text:p>1157448</text:p>
          </table:table-cell>
          <table:table-cell table:style-name="ce2"/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272.06" calcext:value-type="float">
            <text:p>272,06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453" calcext:value-type="float">
            <text:p>1158453</text:p>
          </table:table-cell>
          <table:table-cell table:style-name="ce2" office:value-type="string" calcext:value-type="string">
            <text:p>ROBERT BOILEAU INC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2703.43" calcext:value-type="float">
            <text:p>2 703,43</text:p>
          </table:table-cell>
          <table:table-cell table:style-name="ce12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870" calcext:value-type="float">
            <text:p>1155870</text:p>
          </table:table-cell>
          <table:table-cell table:style-name="ce2" office:value-type="string" calcext:value-type="string">
            <text:p>SERVICES FINANCIERS MODSPACE CANADA LTD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770.82" calcext:value-type="float">
            <text:p>770,82</text:p>
          </table:table-cell>
          <table:table-cell table:style-name="ce12"/>
          <table:table-cell table:style-name="ce2" office:value-type="string" calcext:value-type="string">
            <text:p>Location de Roulott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1133.86" calcext:value-type="float">
            <text:p>1 133,86</text:p>
          </table:table-cell>
          <table:table-cell table:style-name="ce12"/>
          <table:table-cell table:style-name="ce2" office:value-type="string" calcext:value-type="string">
            <text:p>Location - abris tempor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475" calcext:value-type="float">
            <text:p>1154475</text:p>
          </table:table-cell>
          <table:table-cell table:style-name="ce2" office:value-type="string" calcext:value-type="string">
            <text:p>SUPERIEUR PROPANE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46.98" calcext:value-type="float">
            <text:p>146,98</text:p>
          </table:table-cell>
          <table:table-cell table:style-name="ce5" office:value-type="float" office:value="976905" calcext:value-type="float">
            <text:p>976905</text:p>
          </table:table-cell>
          <table:table-cell table:style-name="ce2" office:value-type="string" calcext:value-type="string">
            <text:p>Location de cylind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5" office:value-type="float" office:value="1098854" calcext:value-type="float">
            <text:p>1098854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3596.45" calcext:value-type="float">
            <text:p>3 596,45</text:p>
          </table:table-cell>
          <table:table-cell table:style-name="ce12"/>
          <table:table-cell table:style-name="ce2" office:value-type="string" calcext:value-type="string">
            <text:p>Produit pour 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674" calcext:value-type="float">
            <text:p>1156674</text:p>
          </table:table-cell>
          <table:table-cell table:style-name="ce2" office:value-type="string" calcext:value-type="string">
            <text:p>ASSOCIATION DE SOCCER NDG</text:p>
          </table:table-cell>
          <table:table-cell table:style-name="ce7" office:value-type="date" office:date-value="2016-10-20" calcext:value-type="date">
            <text:p>10-20-16</text:p>
          </table:table-cell>
          <table:table-cell table:style-name="ce10" office:value-type="float" office:value="2026.73" calcext:value-type="float">
            <text:p>2 026,73</text:p>
          </table:table-cell>
          <table:table-cell table:style-name="ce12"/>
          <table:table-cell table:style-name="ce2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664" calcext:value-type="float">
            <text:p>1157664</text:p>
          </table:table-cell>
          <table:table-cell table:style-name="ce2" office:value-type="string" calcext:value-type="string">
            <text:p>BOO! DESIGN INC.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708.66" calcext:value-type="float">
            <text:p>708,66</text:p>
          </table:table-cell>
          <table:table-cell table:style-name="ce1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22321" calcext:value-type="float">
            <text:p>1122321</text:p>
          </table:table-cell>
          <table:table-cell table:style-name="ce2" office:value-type="string" calcext:value-type="string">
            <text:p>CHARLES, CHRISTOPHER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332" calcext:value-type="float">
            <text:p>332,00</text:p>
          </table:table-cell>
          <table:table-cell table:style-name="ce12"/>
          <table:table-cell table:style-name="ce2" office:value-type="string" calcext:value-type="string">
            <text:p>Frais - carte Opus pour 4 moi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5543" calcext:value-type="float">
            <text:p>1155543</text:p>
          </table:table-cell>
          <table:table-cell table:style-name="ce2" office:value-type="string" calcext:value-type="string">
            <text:p>COMITE JEUNESSE DE NOTRE-DAME-DE-GRACE</text:p>
          </table:table-cell>
          <table:table-cell table:style-name="ce7" office:value-type="date" office:date-value="2016-10-14" calcext:value-type="date">
            <text:p>10-14-16</text:p>
          </table:table-cell>
          <table:table-cell table:style-name="ce10" office:value-type="float" office:value="2498.44" calcext:value-type="float">
            <text:p>2 498,44</text:p>
          </table:table-cell>
          <table:table-cell table:style-name="ce13"/>
          <table:table-cell table:style-name="ce2" office:value-type="string" calcext:value-type="string">
            <text:p>Service - Organisation d'activités sportiv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832" calcext:value-type="float">
            <text:p>1157832</text:p>
          </table:table-cell>
          <table:table-cell table:style-name="ce2" office:value-type="string" calcext:value-type="string">
            <text:p>COMMISSION SPORTIVE MONTREAL CONCORDIA INC.</text:p>
          </table:table-cell>
          <table:table-cell table:style-name="ce7" office:value-type="date" office:date-value="2016-10-26" calcext:value-type="date">
            <text:p>10-26-16</text:p>
          </table:table-cell>
          <table:table-cell table:style-name="ce10" office:value-type="float" office:value="1049.87" calcext:value-type="float">
            <text:p>1 049,87</text:p>
          </table:table-cell>
          <table:table-cell table:style-name="ce14"/>
          <table:table-cell table:style-name="ce2" office:value-type="string" calcext:value-type="string">
            <text:p>Frais - Inscription congrès, évènement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UDREAULT, SONIA</text:p>
          </table:table-cell>
          <table:table-cell table:style-name="ce5" office:value-type="float" office:value="1158237" calcext:value-type="float">
            <text:p>1158237</text:p>
          </table:table-cell>
          <table:table-cell table:style-name="ce2" office:value-type="string" calcext:value-type="string">
            <text:p>LE MUSEE DU ROCK'N'ROLL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262.47" calcext:value-type="float">
            <text:p>262,47</text:p>
          </table:table-cell>
          <table:table-cell table:style-name="ce13"/>
          <table:table-cell table:style-name="ce2" office:value-type="string" calcext:value-type="string">
            <text:p>Service - Production d'élément d'exposi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215" calcext:value-type="float">
            <text:p>1151215</text:p>
          </table:table-cell>
          <table:table-cell table:style-name="ce2" office:value-type="string" calcext:value-type="string">
            <text:p>LES EMBALLAGES BOX PACK</text:p>
          </table:table-cell>
          <table:table-cell table:style-name="ce7" office:value-type="date" office:date-value="2016-10-13" calcext:value-type="date">
            <text:p>10-13-16</text:p>
          </table:table-cell>
          <table:table-cell table:style-name="ce10" office:value-type="float" office:value="26.24" calcext:value-type="float">
            <text:p>26,24</text:p>
          </table:table-cell>
          <table:table-cell table:style-name="ce12"/>
          <table:table-cell table:style-name="ce2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227" calcext:value-type="float">
            <text:p>1156227</text:p>
          </table:table-cell>
          <table:table-cell table:style-name="ce2" office:value-type="string" calcext:value-type="string">
            <text:p>ORSINI ENTREPRISE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2729.67" calcext:value-type="float">
            <text:p>2 729,67</text:p>
          </table:table-cell>
          <table:table-cell table:style-name="ce12"/>
          <table:table-cell table:style-name="ce2" office:value-type="string" calcext:value-type="string">
            <text:p>Service - Déneigement Bibliothèque CD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298" calcext:value-type="float">
            <text:p>1153298</text:p>
          </table:table-cell>
          <table:table-cell table:style-name="ce2" office:value-type="string" calcext:value-type="string">
            <text:p>R.M. LEDUC &amp; CIE INC.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1901.71" calcext:value-type="float">
            <text:p>1 901,71</text:p>
          </table:table-cell>
          <table:table-cell table:style-name="ce12"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8573" calcext:value-type="float">
            <text:p>1138573</text:p>
          </table:table-cell>
          <table:table-cell table:style-name="ce2" office:value-type="string" calcext:value-type="string">
            <text:p>SAFETY-KLEEN CANADA INC.</text:p>
          </table:table-cell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16.23" calcext:value-type="float">
            <text:p>16,23</text:p>
          </table:table-cell>
          <table:table-cell table:style-name="ce13"/>
          <table:table-cell table:style-name="ce2" office:value-type="string" calcext:value-type="string">
            <text:p>Carburant (essence, diesel, kérosène)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3439" calcext:value-type="float">
            <text:p>1153439</text:p>
          </table:table-cell>
          <table:table-cell table:style-name="ce2" office:value-type="string" calcext:value-type="string">
            <text:p>STE CANADIENNE DES AUTEURS ET EDITEURS DE MUSIQUE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1984.27" calcext:value-type="float">
            <text:p>1 984,27</text:p>
          </table:table-cell>
          <table:table-cell table:style-name="ce13"/>
          <table:table-cell table:style-name="ce2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096984" calcext:value-type="float">
            <text:p>1096984</text:p>
          </table:table-cell>
          <table:table-cell table:style-name="ce2" office:value-type="string" calcext:value-type="string">
            <text:p>TOSHIBA SOLUTIONS D'AFFAIRES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314.96" calcext:value-type="float">
            <text:p>314,96</text:p>
          </table:table-cell>
          <table:table-cell table:style-name="ce13"/>
          <table:table-cell table:style-name="ce2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096996" calcext:value-type="float">
            <text:p>1096996</text:p>
          </table:table-cell>
          <table:table-cell table:style-name="ce2"/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2099.75" calcext:value-type="float">
            <text:p>2 099,75</text:p>
          </table:table-cell>
          <table:table-cell table:style-name="ce13"/>
          <table:table-cell table:style-name="ce2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5" office:value-type="float" office:value="1093021" calcext:value-type="float">
            <text:p>1093021</text:p>
          </table:table-cell>
          <table:table-cell table:style-name="ce2" office:value-type="string" calcext:value-type="string">
            <text:p>CULTURAL ASSET MANAGEMENT GROUP</text:p>
          </table:table-cell>
          <table:table-cell table:style-name="ce7" office:value-type="date" office:date-value="2016-10-26" calcext:value-type="date">
            <text:p>10-26-16</text:p>
          </table:table-cell>
          <table:table-cell table:style-name="ce10" office:value-type="float" office:value="1576.12" calcext:value-type="float">
            <text:p>1 576,12</text:p>
          </table:table-cell>
          <table:table-cell table:style-name="ce13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6020" calcext:value-type="float">
            <text:p>1156020</text:p>
          </table:table-cell>
          <table:table-cell table:style-name="ce2" office:value-type="string" calcext:value-type="string">
            <text:p>LES ENTREPRISES VENTEC INC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2194.24" calcext:value-type="float">
            <text:p>2 194,24</text:p>
          </table:table-cell>
          <table:table-cell table:style-name="ce13"/>
          <table:table-cell table:style-name="ce2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8247" calcext:value-type="float">
            <text:p>1158247</text:p>
          </table:table-cell>
          <table:table-cell table:style-name="ce2" office:value-type="string" calcext:value-type="string">
            <text:p>LES EQUIPEMENTS D'ARPENTAGE CANSEL INC.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708.67" calcext:value-type="float">
            <text:p>708,67</text:p>
          </table:table-cell>
          <table:table-cell table:style-name="ce12"/>
          <table:table-cell table:style-name="ce2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156185" calcext:value-type="float">
            <text:p>1156185</text:p>
          </table:table-cell>
          <table:table-cell table:style-name="ce2" office:value-type="string" calcext:value-type="string">
            <text:p>3289419 CANADA (COLLINS)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124.01" calcext:value-type="float">
            <text:p>124,01</text:p>
          </table:table-cell>
          <table:table-cell table:style-name="ce13"/>
          <table:table-cell table:style-name="ce2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509" calcext:value-type="float">
            <text:p>1154509</text:p>
          </table:table-cell>
          <table:table-cell table:style-name="ce2" office:value-type="string" calcext:value-type="string">
            <text:p>ACKLANDS - GRAINGER INC.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65.49" calcext:value-type="float">
            <text:p>65,49</text:p>
          </table:table-cell>
          <table:table-cell table:style-name="ce13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190" calcext:value-type="float">
            <text:p>1156190</text:p>
          </table:table-cell>
          <table:table-cell table:style-name="ce2"/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89.08" calcext:value-type="float">
            <text:p>89,08</text:p>
          </table:table-cell>
          <table:table-cell table:style-name="ce1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458" calcext:value-type="float">
            <text:p>1148458</text:p>
          </table:table-cell>
          <table:table-cell table:style-name="ce2" office:value-type="string" calcext:value-type="string">
            <text:p>APSAM ASS. PARITAIRE SANTE &amp; SECURITE AFFAIRES MUNIC.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75" calcext:value-type="float">
            <text:p>75,00</text:p>
          </table:table-cell>
          <table:table-cell table:style-name="ce12"/>
          <table:table-cell table:style-name="ce2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148" calcext:value-type="float">
            <text:p>1156148</text:p>
          </table:table-cell>
          <table:table-cell table:style-name="ce2" office:value-type="string" calcext:value-type="string">
            <text:p>BELANGER, PIERRE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61.34" calcext:value-type="float">
            <text:p>61,34</text:p>
          </table:table-cell>
          <table:table-cell table:style-name="ce13"/>
          <table:table-cell table:style-name="ce2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717" calcext:value-type="float">
            <text:p>1157717</text:p>
          </table:table-cell>
          <table:table-cell table:style-name="ce2" office:value-type="string" calcext:value-type="string">
            <text:p>BOUTY INC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420.71" calcext:value-type="float">
            <text:p>420,71</text:p>
          </table:table-cell>
          <table:table-cell table:style-name="ce12"/>
          <table:table-cell table:style-name="ce2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3673" calcext:value-type="float">
            <text:p>1143673</text:p>
          </table:table-cell>
          <table:table-cell table:style-name="ce2" office:value-type="string" calcext:value-type="string">
            <text:p>CONFIDENTIEL DECHIQUETAGE DE DOCUMENTS INC.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341.21" calcext:value-type="float">
            <text:p>341,21</text:p>
          </table:table-cell>
          <table:table-cell table:style-name="ce5" office:value-type="float" office:value="819838" calcext:value-type="float">
            <text:p>819838</text:p>
          </table:table-cell>
          <table:table-cell table:style-name="ce2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907" calcext:value-type="float">
            <text:p>1153907</text:p>
          </table:table-cell>
          <table:table-cell table:style-name="ce2" office:value-type="string" calcext:value-type="string">
            <text:p>DILMONT INC.</text:p>
          </table:table-cell>
          <table:table-cell table:style-name="ce7" office:value-type="date" office:date-value="2016-10-06" calcext:value-type="date">
            <text:p>10-06-16</text:p>
          </table:table-cell>
          <table:table-cell table:style-name="ce10" office:value-type="float" office:value="519.69" calcext:value-type="float">
            <text:p>519,69</text:p>
          </table:table-cell>
          <table:table-cell table:style-name="ce13"/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126" calcext:value-type="float">
            <text:p>1157126</text:p>
          </table:table-cell>
          <table:table-cell table:style-name="ce2" office:value-type="string" calcext:value-type="string">
            <text:p>ELECTRONIQUE ADDISON</text:p>
          </table:table-cell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94.43" calcext:value-type="float">
            <text:p>94,43</text:p>
          </table:table-cell>
          <table:table-cell table:style-name="ce13"/>
          <table:table-cell table:style-name="ce2" office:value-type="string" calcext:value-type="string">
            <text:p>Étuis de protection pour iPho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933" calcext:value-type="float">
            <text:p>1155933</text:p>
          </table:table-cell>
          <table:table-cell table:style-name="ce2" office:value-type="string" calcext:value-type="string">
            <text:p>GAZTEK INC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1206.73" calcext:value-type="float">
            <text:p>1 206,73</text:p>
          </table:table-cell>
          <table:table-cell table:style-name="ce12"/>
          <table:table-cell table:style-name="ce2" office:value-type="string" calcext:value-type="string">
            <text:p>Réparation détecteur de gaz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005" calcext:value-type="float">
            <text:p>1154005</text:p>
          </table:table-cell>
          <table:table-cell table:style-name="ce2" office:value-type="string" calcext:value-type="string">
            <text:p>GESTION P. VENNE INC. - CANADIAN TIRE</text:p>
          </table:table-cell>
          <table:table-cell table:style-name="ce7" office:value-type="date" office:date-value="2016-10-06" calcext:value-type="date">
            <text:p>10-06-16</text:p>
          </table:table-cell>
          <table:table-cell table:style-name="ce10" office:value-type="float" office:value="33.59" calcext:value-type="float">
            <text:p>33,59</text:p>
          </table:table-cell>
          <table:table-cell table:style-name="ce5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123" calcext:value-type="float">
            <text:p>1153123</text:p>
          </table:table-cell>
          <table:table-cell table:style-name="ce2" office:value-type="string" calcext:value-type="string">
            <text:p>HEWITT EQUIPEMENT LTEE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803.41" calcext:value-type="float">
            <text:p>803,41</text:p>
          </table:table-cell>
          <table:table-cell table:style-name="ce13"/>
          <table:table-cell table:style-name="ce2" office:value-type="string" calcext:value-type="string">
            <text:p>Accessoire et pièce de remplacement pour machin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591" calcext:value-type="float">
            <text:p>1158591</text:p>
          </table:table-cell>
          <table:table-cell table:style-name="ce2"/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400.13" calcext:value-type="float">
            <text:p>400,13</text:p>
          </table:table-cell>
          <table:table-cell table:style-name="ce12"/>
          <table:table-cell table:style-name="ce2" office:value-type="string" calcext:value-type="string">
            <text:p>Huile hydraul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7403" calcext:value-type="float">
            <text:p>1137403</text:p>
          </table:table-cell>
          <table:table-cell table:style-name="ce2" office:value-type="string" calcext:value-type="string">
            <text:p>HILTI CANADA LTEE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352.51" calcext:value-type="float">
            <text:p>352,51</text:p>
          </table:table-cell>
          <table:table-cell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545" calcext:value-type="float">
            <text:p>1157545</text:p>
          </table:table-cell>
          <table:table-cell table:style-name="ce2" office:value-type="string" calcext:value-type="string">
            <text:p>INOLEC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3171.97" calcext:value-type="float">
            <text:p>3 171,97</text:p>
          </table:table-cell>
          <table:table-cell table:style-name="ce12"/>
          <table:table-cell table:style-name="ce2" office:value-type="string" calcext:value-type="string">
            <text:p>Réparation de manipulateur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040" calcext:value-type="float">
            <text:p>1153040</text:p>
          </table:table-cell>
          <table:table-cell table:style-name="ce2" office:value-type="string" calcext:value-type="string">
            <text:p>LAROSE &amp; FILS LTEE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62.99" calcext:value-type="float">
            <text:p>62,99</text:p>
          </table:table-cell>
          <table:table-cell table:style-name="ce12"/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246" calcext:value-type="float">
            <text:p>1157246</text:p>
          </table:table-cell>
          <table:table-cell table:style-name="ce2" office:value-type="string" calcext:value-type="string">
            <text:p>MARTECH SIGNALISATION INC.</text:p>
          </table:table-cell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133.07" calcext:value-type="float">
            <text:p>133,07</text:p>
          </table:table-cell>
          <table:table-cell table:style-name="ce12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048" calcext:value-type="float">
            <text:p>1153048</text:p>
          </table:table-cell>
          <table:table-cell table:style-name="ce2" office:value-type="string" calcext:value-type="string">
            <text:p>MULTI-PRESSIONS L.C. INC.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517.28" calcext:value-type="float">
            <text:p>517,28</text:p>
          </table:table-cell>
          <table:table-cell table:style-name="ce13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061" calcext:value-type="float">
            <text:p>1153061</text:p>
          </table:table-cell>
          <table:table-cell table:style-name="ce2" office:value-type="string" calcext:value-type="string">
            <text:p>PPG REVETEMENTS ARCHITECTURAUX CANADA INC.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694.6" calcext:value-type="float">
            <text:p>694,60</text:p>
          </table:table-cell>
          <table:table-cell table:style-name="ce13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313" calcext:value-type="float">
            <text:p>1153313</text:p>
          </table:table-cell>
          <table:table-cell table:style-name="ce2" office:value-type="string" calcext:value-type="string">
            <text:p>PRODUITS SANY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140.89" calcext:value-type="float">
            <text:p>140,89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906" calcext:value-type="float">
            <text:p>1156906</text:p>
          </table:table-cell>
          <table:table-cell table:style-name="ce2"/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404.2" calcext:value-type="float">
            <text:p>404,20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96137" calcext:value-type="float">
            <text:p>1096137</text:p>
          </table:table-cell>
          <table:table-cell table:style-name="ce2" office:value-type="string" calcext:value-type="string">
            <text:p>QUINCAILLERIE NOTRE-DAME DE ST-HENRI INC.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51.27" calcext:value-type="float">
            <text:p>51,27</text:p>
          </table:table-cell>
          <table:table-cell table:style-name="ce13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0887" calcext:value-type="float">
            <text:p>1130887</text:p>
          </table:table-cell>
          <table:table-cell table:style-name="ce2" office:value-type="string" calcext:value-type="string">
            <text:p>RECOCHEM INC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986.88" calcext:value-type="float">
            <text:p>986,88</text:p>
          </table:table-cell>
          <table:table-cell table:style-name="ce5"/>
          <table:table-cell table:style-name="ce2" office:value-type="string" calcext:value-type="string">
            <text:p>Huile et liquide pour matériel roul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071" calcext:value-type="float">
            <text:p>1156071</text:p>
          </table:table-cell>
          <table:table-cell table:style-name="ce2" office:value-type="string" calcext:value-type="string">
            <text:p>SOUPAPES UNIVERSELLE VALVES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1528.09" calcext:value-type="float">
            <text:p>1 528,09</text:p>
          </table:table-cell>
          <table:table-cell table:style-name="ce13"/>
          <table:table-cell table:style-name="ce2" office:value-type="string" calcext:value-type="string">
            <text:p>Reconditionnement chambre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171" calcext:value-type="float">
            <text:p>1156171</text:p>
          </table:table-cell>
          <table:table-cell table:style-name="ce2" office:value-type="string" calcext:value-type="string">
            <text:p>ST-GERMAIN EGOUTS ET AQUEDUCS INC.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745.83" calcext:value-type="float">
            <text:p>745,83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Puisard, chambre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955" calcext:value-type="float">
            <text:p>1156955</text:p>
          </table:table-cell>
          <table:table-cell table:style-name="ce2"/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1212.6" calcext:value-type="float">
            <text:p>1 212,60</text:p>
          </table:table-cell>
          <table:table-cell table:style-name="ce13"/>
          <table:table-cell table:style-name="ce2" office:value-type="string" calcext:value-type="string">
            <text:p>Bloc de rempa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071" calcext:value-type="float">
            <text:p>1153071</text:p>
          </table:table-cell>
          <table:table-cell table:style-name="ce2" office:value-type="string" calcext:value-type="string">
            <text:p>TENAQUIP LIMITED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24.06" calcext:value-type="float">
            <text:p>24,06</text:p>
          </table:table-cell>
          <table:table-cell table:style-name="ce12"/>
          <table:table-cell table:style-name="ce2" office:value-type="string" calcext:value-type="string">
            <text:p>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115" calcext:value-type="float">
            <text:p>1154115</text:p>
          </table:table-cell>
          <table:table-cell table:style-name="ce2"/>
          <table:table-cell table:style-name="ce7" office:value-type="date" office:date-value="2016-10-06" calcext:value-type="date">
            <text:p>10-06-16</text:p>
          </table:table-cell>
          <table:table-cell table:style-name="ce10" office:value-type="float" office:value="708.67" calcext:value-type="float">
            <text:p>708,67</text:p>
          </table:table-cell>
          <table:table-cell table:style-name="ce12"/>
          <table:table-cell table:style-name="ce2" office:value-type="string" calcext:value-type="string">
            <text:p>Pulvérisateur univers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548" calcext:value-type="float">
            <text:p>1158548</text:p>
          </table:table-cell>
          <table:table-cell table:style-name="ce2"/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334.45" calcext:value-type="float">
            <text:p>334,45</text:p>
          </table:table-cell>
          <table:table-cell table:style-name="ce12"/>
          <table:table-cell table:style-name="ce2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560" calcext:value-type="float">
            <text:p>1158560</text:p>
          </table:table-cell>
          <table:table-cell table:style-name="ce2" office:value-type="string" calcext:value-type="string">
            <text:p>U. CAYOUETTE INC.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850.34" calcext:value-type="float">
            <text:p>850,34</text:p>
          </table:table-cell>
          <table:table-cell table:style-name="ce12"/>
          <table:table-cell table:style-name="ce2" office:value-type="string" calcext:value-type="string">
            <text:p>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446" calcext:value-type="float">
            <text:p>1153446</text:p>
          </table:table-cell>
          <table:table-cell table:style-name="ce2" office:value-type="string" calcext:value-type="string">
            <text:p>VERMEER CANADA INC.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45.32" calcext:value-type="float">
            <text:p>45,32</text:p>
          </table:table-cell>
          <table:table-cell table:style-name="ce1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ER, APRIL</text:p>
          </table:table-cell>
          <table:table-cell table:style-name="ce5" office:value-type="float" office:value="1157812" calcext:value-type="float">
            <text:p>1157812</text:p>
          </table:table-cell>
          <table:table-cell table:style-name="ce2" office:value-type="string" calcext:value-type="string">
            <text:p>SERVICES D'ENTRETIEN ALPHANET INC.</text:p>
          </table:table-cell>
          <table:table-cell table:style-name="ce7" office:value-type="date" office:date-value="2016-10-26" calcext:value-type="date">
            <text:p>10-26-16</text:p>
          </table:table-cell>
          <table:table-cell table:style-name="ce10" office:value-type="float" office:value="1091.65" calcext:value-type="float">
            <text:p>1 091,65</text:p>
          </table:table-cell>
          <table:table-cell table:style-name="ce12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VERNOCHE, STEPHANE</text:p>
          </table:table-cell>
          <table:table-cell table:style-name="ce5" office:value-type="float" office:value="1157707" calcext:value-type="float">
            <text:p>1157707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881.74" calcext:value-type="float">
            <text:p>881,74</text:p>
          </table:table-cell>
          <table:table-cell table:style-name="ce12"/>
          <table:table-cell table:style-name="ce2" office:value-type="string" calcext:value-type="string">
            <text:p>Tapis évolutif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OUELLET, MARIE-CLAUDE</text:p>
          </table:table-cell>
          <table:table-cell table:style-name="ce5" office:value-type="float" office:value="1155891" calcext:value-type="float">
            <text:p>1155891</text:p>
          </table:table-cell>
          <table:table-cell table:style-name="ce2" office:value-type="string" calcext:value-type="string">
            <text:p>9268-3234 QUEBEC INC.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997.38" calcext:value-type="float">
            <text:p>997,38</text:p>
          </table:table-cell>
          <table:table-cell table:style-name="ce12"/>
          <table:table-cell table:style-name="ce2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698" calcext:value-type="float">
            <text:p>1157698</text:p>
          </table:table-cell>
          <table:table-cell table:style-name="ce2" office:value-type="string" calcext:value-type="string">
            <text:p>DESTINS CROISES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209.97" calcext:value-type="float">
            <text:p>209,97</text:p>
          </table:table-cell>
          <table:table-cell table:style-name="ce12"/>
          <table:table-cell table:style-name="ce2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464" calcext:value-type="float">
            <text:p>1153464</text:p>
          </table:table-cell>
          <table:table-cell table:style-name="ce2" office:value-type="string" calcext:value-type="string">
            <text:p>LE GROUPE QUADRISCAN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5499.25" calcext:value-type="float">
            <text:p>5 499,25</text:p>
          </table:table-cell>
          <table:table-cell table:style-name="ce1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752" calcext:value-type="float">
            <text:p>1156752</text:p>
          </table:table-cell>
          <table:table-cell table:style-name="ce2" office:value-type="string" calcext:value-type="string">
            <text:p>LES TRANSPORTS LACOMBE INC</text:p>
          </table:table-cell>
          <table:table-cell table:style-name="ce7" office:value-type="date" office:date-value="2016-10-20" calcext:value-type="date">
            <text:p>10-20-16</text:p>
          </table:table-cell>
          <table:table-cell table:style-name="ce10" office:value-type="float" office:value="1028.88" calcext:value-type="float">
            <text:p>1 028,88</text:p>
          </table:table-cell>
          <table:table-cell table:style-name="ce12"/>
          <table:table-cell table:style-name="ce2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731" calcext:value-type="float">
            <text:p>1157731</text:p>
          </table:table-cell>
          <table:table-cell table:style-name="ce2" office:value-type="string" calcext:value-type="string">
            <text:p>LOCATION BENCH &amp; TABLE INC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252.99" calcext:value-type="float">
            <text:p>252,99</text:p>
          </table:table-cell>
          <table:table-cell table:style-name="ce12"/>
          <table:table-cell table:style-name="ce2" office:value-type="string" calcext:value-type="string">
            <text:p>Location - Accessoire et équipement de restau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140" calcext:value-type="float">
            <text:p>1155140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0-13" calcext:value-type="date">
            <text:p>10-13-16</text:p>
          </table:table-cell>
          <table:table-cell table:style-name="ce10" office:value-type="float" office:value="5700.83" calcext:value-type="float">
            <text:p>5 700,83</text:p>
          </table:table-cell>
          <table:table-cell table:style-name="ce12"/>
          <table:table-cell table:style-name="ce2" office:value-type="string" calcext:value-type="string">
            <text:p>Location - Automobile et cami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437" calcext:value-type="float">
            <text:p>1153437</text:p>
          </table:table-cell>
          <table:table-cell table:style-name="ce2" office:value-type="string" calcext:value-type="string">
            <text:p>LOCATION JEAN LEGARE LTEE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5249.37" calcext:value-type="float">
            <text:p>5 249,37</text:p>
          </table:table-cell>
          <table:table-cell table:style-name="ce12"/>
          <table:table-cell table:style-name="ce2" office:value-type="string" calcext:value-type="string">
            <text:p>Location - Automobile et cami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881" calcext:value-type="float">
            <text:p>1155881</text:p>
          </table:table-cell>
          <table:table-cell table:style-name="ce2" office:value-type="string" calcext:value-type="string">
            <text:p>M V SONORISATION INC.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288.72" calcext:value-type="float">
            <text:p>288,72</text:p>
          </table:table-cell>
          <table:table-cell table:style-name="ce12"/>
          <table:table-cell table:style-name="ce2" office:value-type="string" calcext:value-type="string">
            <text:p>Location - Équipement de restau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693" calcext:value-type="float">
            <text:p>1157693</text:p>
          </table:table-cell>
          <table:table-cell table:style-name="ce2" office:value-type="string" calcext:value-type="string">
            <text:p>OFFICE NATIONAL DU FILM DU CANADA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104.99" calcext:value-type="float">
            <text:p>104,99</text:p>
          </table:table-cell>
          <table:table-cell table:style-name="ce12"/>
          <table:table-cell table:style-name="ce2" office:value-type="string" calcext:value-type="string">
            <text:p>Service - Production d'élément d'exposi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7421" calcext:value-type="float">
            <text:p>1157421</text:p>
          </table:table-cell>
          <table:table-cell table:style-name="ce2" office:value-type="string" calcext:value-type="string">
            <text:p>PPG REVETEMENTS ARCHITECTURAUX CANADA INC.</text:p>
          </table:table-cell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16.37" calcext:value-type="float">
            <text:p>16,37</text:p>
          </table:table-cell>
          <table:table-cell table:style-name="ce12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718" calcext:value-type="float">
            <text:p>1157718</text:p>
          </table:table-cell>
          <table:table-cell table:style-name="ce2" office:value-type="string" calcext:value-type="string">
            <text:p>SOLOTECH INC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157.48" calcext:value-type="float">
            <text:p>157,48</text:p>
          </table:table-cell>
          <table:table-cell table:style-name="ce12"/>
          <table:table-cell table:style-name="ce2" office:value-type="string" calcext:value-type="string">
            <text:p>Liquide à fumé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667" calcext:value-type="float">
            <text:p>1157667</text:p>
          </table:table-cell>
          <table:table-cell table:style-name="ce2" office:value-type="string" calcext:value-type="string">
            <text:p>TENAQUIP LIMITED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55.64" calcext:value-type="float">
            <text:p>55,64</text:p>
          </table:table-cell>
          <table:table-cell table:style-name="ce12"/>
          <table:table-cell table:style-name="ce2" office:value-type="string" calcext:value-type="string">
            <text:p>Équipemen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857" calcext:value-type="float">
            <text:p>1155857</text:p>
          </table:table-cell>
          <table:table-cell table:style-name="ce2" office:value-type="string" calcext:value-type="string">
            <text:p>LA MAISON DU PEINTRE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25.49" calcext:value-type="float">
            <text:p>25,49</text:p>
          </table:table-cell>
          <table:table-cell table:style-name="ce5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154220" calcext:value-type="float">
            <text:p>1154220</text:p>
          </table:table-cell>
          <table:table-cell table:style-name="ce2" office:value-type="string" calcext:value-type="string">
            <text:p>ADT DEMENAGEMENT &amp; ENTREPOSAGE INC</text:p>
          </table:table-cell>
          <table:table-cell table:style-name="ce7" office:value-type="date" office:date-value="2016-10-10" calcext:value-type="date">
            <text:p>10-10-16</text:p>
          </table:table-cell>
          <table:table-cell table:style-name="ce10" office:value-type="float" office:value="4824.18" calcext:value-type="float">
            <text:p>4 824,18</text:p>
          </table:table-cell>
          <table:table-cell table:style-name="ce12"/>
          <table:table-cell table:style-name="ce2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719" calcext:value-type="float">
            <text:p>1153719</text:p>
          </table:table-cell>
          <table:table-cell table:style-name="ce2" office:value-type="string" calcext:value-type="string">
            <text:p>ASSOCIATION DES GENS D'AFFAIRES DE COTE-DES-NEIGES</text:p>
          </table:table-cell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2500" calcext:value-type="float">
            <text:p>2 500,00</text:p>
          </table:table-cell>
          <table:table-cell table:style-name="ce12"/>
          <table:table-cell table:style-name="ce2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092" calcext:value-type="float">
            <text:p>1156092</text:p>
          </table:table-cell>
          <table:table-cell table:style-name="ce2" office:value-type="string" calcext:value-type="string">
            <text:p>FLORENCE METHOT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24725" calcext:value-type="float">
            <text:p>24 725,00</text:p>
          </table:table-cell>
          <table:table-cell table:style-name="ce5"/>
          <table:table-cell table:style-name="ce2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098" calcext:value-type="float">
            <text:p>1157098</text:p>
          </table:table-cell>
          <table:table-cell table:style-name="ce2" office:value-type="string" calcext:value-type="string">
            <text:p>INSPIRATIONS DE NOEL INC.</text:p>
          </table:table-cell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8399" calcext:value-type="float">
            <text:p>8 399,00</text:p>
          </table:table-cell>
          <table:table-cell table:style-name="ce5"/>
          <table:table-cell table:style-name="ce2" office:value-type="string" calcext:value-type="string">
            <text:p>Décorations de No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085" calcext:value-type="float">
            <text:p>1157085</text:p>
          </table:table-cell>
          <table:table-cell table:style-name="ce2" office:value-type="string" calcext:value-type="string">
            <text:p>LEBLANC ILLUMINATIONS-CANADA INC.</text:p>
          </table:table-cell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20710.41" calcext:value-type="float">
            <text:p>20 710,41</text:p>
          </table:table-cell>
          <table:table-cell table:style-name="ce12"/>
          <table:table-cell table:style-name="ce2" office:value-type="string" calcext:value-type="string">
            <text:p>Décorations de No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9219" calcext:value-type="float">
            <text:p>1109219</text:p>
          </table:table-cell>
          <table:table-cell table:style-name="ce2" office:value-type="string" calcext:value-type="string">
            <text:p>MORNEAU SHEPELL LTD.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3000" calcext:value-type="float">
            <text:p>3 000,00</text:p>
          </table:table-cell>
          <table:table-cell table:style-name="ce5" office:value-type="float" office:value="921654" calcext:value-type="float">
            <text:p>921654</text:p>
          </table:table-cell>
          <table:table-cell table:style-name="ce2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132" calcext:value-type="float">
            <text:p>1153132</text:p>
          </table:table-cell>
          <table:table-cell table:style-name="ce2" office:value-type="string" calcext:value-type="string">
            <text:p>OMBRAGES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20857.79" calcext:value-type="float">
            <text:p>20 857,79</text:p>
          </table:table-cell>
          <table:table-cell table:style-name="ce12"/>
          <table:table-cell table:style-name="ce2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950" calcext:value-type="float">
            <text:p>1154950</text:p>
          </table:table-cell>
          <table:table-cell table:style-name="ce2" office:value-type="string" calcext:value-type="string">
            <text:p>TESSIER RECREO-PARC INC</text:p>
          </table:table-cell>
          <table:table-cell table:style-name="ce7" office:value-type="date" office:date-value="2016-10-12" calcext:value-type="date">
            <text:p>10-12-16</text:p>
          </table:table-cell>
          <table:table-cell table:style-name="ce10" office:value-type="float" office:value="10305.57" calcext:value-type="float">
            <text:p>10 305,57</text:p>
          </table:table-cell>
          <table:table-cell table:style-name="ce12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5" office:value-type="float" office:value="1154541" calcext:value-type="float">
            <text:p>1154541</text:p>
          </table:table-cell>
          <table:table-cell table:style-name="ce2" office:value-type="string" calcext:value-type="string">
            <text:p>ABC RECREATION QUEBEC INC.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46.29" calcext:value-type="float">
            <text:p>146,29</text:p>
          </table:table-cell>
          <table:table-cell table:style-name="ce1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716" calcext:value-type="float">
            <text:p>1154716</text:p>
          </table:table-cell>
          <table:table-cell table:style-name="ce2" office:value-type="string" calcext:value-type="string">
            <text:p>CORPORATE EXPRESS CANADA INC. (STAPLES AVANTAGE)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67.18" calcext:value-type="float">
            <text:p>167,18</text:p>
          </table:table-cell>
          <table:table-cell table:style-name="ce12"/>
          <table:table-cell table:style-name="ce2" office:value-type="string" calcext:value-type="string">
            <text:p>Filtre à ai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522" calcext:value-type="float">
            <text:p>1158522</text:p>
          </table:table-cell>
          <table:table-cell table:style-name="ce2" office:value-type="string" calcext:value-type="string">
            <text:p>FASTENAL CANADA LTEE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39.91" calcext:value-type="float">
            <text:p>39,91</text:p>
          </table:table-cell>
          <table:table-cell table:style-name="ce1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78" calcext:value-type="float">
            <text:p>1149078</text:p>
          </table:table-cell>
          <table:table-cell table:style-name="ce2" office:value-type="string" calcext:value-type="string">
            <text:p>JARDINS ZEILLINGER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53.23" calcext:value-type="float">
            <text:p>53,23</text:p>
          </table:table-cell>
          <table:table-cell table:style-name="ce15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48" calcext:value-type="float">
            <text:p>1149048</text:p>
          </table:table-cell>
          <table:table-cell table:style-name="ce2" office:value-type="string" calcext:value-type="string">
            <text:p>LOCATION SAUVAGEAU INC.</text:p>
          </table:table-cell>
          <table:table-cell table:style-name="ce7" office:value-type="date" office:date-value="2016-10-13" calcext:value-type="date">
            <text:p>10-13-16</text:p>
          </table:table-cell>
          <table:table-cell table:style-name="ce10" office:value-type="float" office:value="1521.3" calcext:value-type="float">
            <text:p>1 521,30</text:p>
          </table:table-cell>
          <table:table-cell table:style-name="ce15"/>
          <table:table-cell table:style-name="ce2" office:value-type="string" calcext:value-type="string">
            <text:p>Location de nac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442" calcext:value-type="float">
            <text:p>1153442</text:p>
          </table:table-cell>
          <table:table-cell table:style-name="ce2" office:value-type="string" calcext:value-type="string">
            <text:p>MARTECH SIGNALISATION INC.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391.07" calcext:value-type="float">
            <text:p>391,07</text:p>
          </table:table-cell>
          <table:table-cell table:style-name="ce12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227" calcext:value-type="float">
            <text:p>1153227</text:p>
          </table:table-cell>
          <table:table-cell table:style-name="ce2" office:value-type="string" calcext:value-type="string">
            <text:p>NADEAU FORESTERIE URBAINE INC.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160.63" calcext:value-type="float">
            <text:p>160,63</text:p>
          </table:table-cell>
          <table:table-cell table:style-name="ce15"/>
          <table:table-cell table:style-name="ce2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356" calcext:value-type="float">
            <text:p>1154356</text:p>
          </table:table-cell>
          <table:table-cell table:style-name="ce2" office:value-type="string" calcext:value-type="string">
            <text:p>PLANTATION GABRIEL THIBAULT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1380.58" calcext:value-type="float">
            <text:p>1 380,58</text:p>
          </table:table-cell>
          <table:table-cell table:style-name="ce15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623" calcext:value-type="float">
            <text:p>1154623</text:p>
          </table:table-cell>
          <table:table-cell table:style-name="ce2" office:value-type="string" calcext:value-type="string">
            <text:p>SECURITE LANDRY INC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80.51" calcext:value-type="float">
            <text:p>80,51</text:p>
          </table:table-cell>
          <table:table-cell table:style-name="ce15"/>
          <table:table-cell table:style-name="ce2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345" calcext:value-type="float">
            <text:p>1157345</text:p>
          </table:table-cell>
          <table:table-cell table:style-name="ce2"/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43.48" calcext:value-type="float">
            <text:p>43,48</text:p>
          </table:table-cell>
          <table:table-cell table:style-name="ce1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9203" calcext:value-type="float">
            <text:p>1129203</text:p>
          </table:table-cell>
          <table:table-cell table:style-name="ce2" office:value-type="string" calcext:value-type="string">
            <text:p>SERVICES MATREC INC.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62.99" calcext:value-type="float">
            <text:p>62,99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859" calcext:value-type="float">
            <text:p>1156859</text:p>
          </table:table-cell>
          <table:table-cell table:style-name="ce2" office:value-type="string" calcext:value-type="string">
            <text:p>SPECIALITE GRACO</text:p>
          </table:table-cell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209.45" calcext:value-type="float">
            <text:p>209,45</text:p>
          </table:table-cell>
          <table:table-cell table:style-name="ce15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5627" calcext:value-type="float">
            <text:p>1145627</text:p>
          </table:table-cell>
          <table:table-cell table:style-name="ce2" office:value-type="string" calcext:value-type="string">
            <text:p>STINSON EQUIPMENT (QUEBEC) INC.</text:p>
          </table:table-cell>
          <table:table-cell table:style-name="ce7" office:value-type="date" office:date-value="2016-10-18" calcext:value-type="date">
            <text:p>10-18-16</text:p>
          </table:table-cell>
          <table:table-cell table:style-name="ce10" office:value-type="float" office:value="280.65" calcext:value-type="float">
            <text:p>280,65</text:p>
          </table:table-cell>
          <table:table-cell table:style-name="ce15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149" calcext:value-type="float">
            <text:p>1155149</text:p>
          </table:table-cell>
          <table:table-cell table:style-name="ce2" office:value-type="string" calcext:value-type="string">
            <text:p>TENAQUIP LIMITED</text:p>
          </table:table-cell>
          <table:table-cell table:style-name="ce7" office:value-type="date" office:date-value="2016-10-13" calcext:value-type="date">
            <text:p>10-13-16</text:p>
          </table:table-cell>
          <table:table-cell table:style-name="ce10" office:value-type="float" office:value="111.87" calcext:value-type="float">
            <text:p>111,87</text:p>
          </table:table-cell>
          <table:table-cell table:style-name="ce15"/>
          <table:table-cell table:style-name="ce2" office:value-type="string" calcext:value-type="string">
            <text:p>Peinture - aéroso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5759" calcext:value-type="float">
            <text:p>1135759</text:p>
          </table:table-cell>
          <table:table-cell table:style-name="ce2" office:value-type="string" calcext:value-type="string">
            <text:p>LES PEPINIERES JASMIN LTEE</text:p>
          </table:table-cell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71.39" calcext:value-type="float">
            <text:p>71,39</text:p>
          </table:table-cell>
          <table:table-cell table:style-name="ce15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5" office:value-type="float" office:value="1158625" calcext:value-type="float">
            <text:p>1158625</text:p>
          </table:table-cell>
          <table:table-cell table:style-name="ce2" office:value-type="string" calcext:value-type="string">
            <text:p>BRUCE LOCHHEAD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200" calcext:value-type="float">
            <text:p>200,00</text:p>
          </table:table-cell>
          <table:table-cell table:style-name="ce15"/>
          <table:table-cell table:style-name="ce2" office:value-type="string" calcext:value-type="string">
            <text:p>Vétéran pour le jour du Souveni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687" calcext:value-type="float">
            <text:p>1157687</text:p>
          </table:table-cell>
          <table:table-cell table:style-name="ce2" office:value-type="string" calcext:value-type="string">
            <text:p>COMMUNAUTE HELLENIQUE DU GRAND MONTREAL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365.25" calcext:value-type="float">
            <text:p>365,25</text:p>
          </table:table-cell>
          <table:table-cell table:style-name="ce15"/>
          <table:table-cell table:style-name="ce2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414" calcext:value-type="float">
            <text:p>1154414</text:p>
          </table:table-cell>
          <table:table-cell table:style-name="ce2" office:value-type="string" calcext:value-type="string">
            <text:p>ENVELOPPE LAURENTIDE INC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145.29" calcext:value-type="float">
            <text:p>145,29</text:p>
          </table:table-cell>
          <table:table-cell table:style-name="ce15"/>
          <table:table-cell table:style-name="ce2" office:value-type="string" calcext:value-type="string">
            <text:p>Envelopp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139" calcext:value-type="float">
            <text:p>1147139</text:p>
          </table:table-cell>
          <table:table-cell table:style-name="ce2" office:value-type="string" calcext:value-type="string">
            <text:p>TOSHIBA SOLUTIONS D'AFFAIRES</text:p>
          </table:table-cell>
          <table:table-cell table:style-name="ce7" office:value-type="date" office:date-value="2016-10-25" calcext:value-type="date">
            <text:p>10-25-16</text:p>
          </table:table-cell>
          <table:table-cell table:style-name="ce10" office:value-type="float" office:value="127.8" calcext:value-type="float">
            <text:p>127,80</text:p>
          </table:table-cell>
          <table:table-cell table:style-name="ce15"/>
          <table:table-cell table:style-name="ce2" office:value-type="string" calcext:value-type="string">
            <text:p>Location – Photocopieu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HERRIEN, MICHEL</text:p>
          </table:table-cell>
          <table:table-cell table:style-name="ce5" office:value-type="float" office:value="1154652" calcext:value-type="float">
            <text:p>1154652</text:p>
          </table:table-cell>
          <table:table-cell table:style-name="ce2" office:value-type="string" calcext:value-type="string">
            <text:p>ALERTE COURRIER P.M.E.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49.62" calcext:value-type="float">
            <text:p>149,62</text:p>
          </table:table-cell>
          <table:table-cell table:style-name="ce15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994" calcext:value-type="float">
            <text:p>1147994</text:p>
          </table:table-cell>
          <table:table-cell table:style-name="ce2" office:value-type="string" calcext:value-type="string">
            <text:p>COLLECTION DRAPEAUX DU MONDE INC.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334.91" calcext:value-type="float">
            <text:p>334,91</text:p>
          </table:table-cell>
          <table:table-cell table:style-name="ce16"/>
          <table:table-cell table:style-name="ce2" office:value-type="string" calcext:value-type="string">
            <text:p>Drap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707" calcext:value-type="float">
            <text:p>1153707</text:p>
          </table:table-cell>
          <table:table-cell table:style-name="ce2" office:value-type="string" calcext:value-type="string">
            <text:p>COMMUNICATION MAIN LIBRE INC.</text:p>
          </table:table-cell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1201.5" calcext:value-type="float">
            <text:p>1 201,50</text:p>
          </table:table-cell>
          <table:table-cell table:style-name="ce16"/>
          <table:table-cell table:style-name="ce2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426" calcext:value-type="float">
            <text:p>1157426</text:p>
          </table:table-cell>
          <table:table-cell table:style-name="ce2" office:value-type="string" calcext:value-type="string">
            <text:p>DIMENSION DPR INC.</text:p>
          </table:table-cell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173.23" calcext:value-type="float">
            <text:p>173,23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147" calcext:value-type="float">
            <text:p>1153147</text:p>
          </table:table-cell>
          <table:table-cell table:style-name="ce2" office:value-type="string" calcext:value-type="string">
            <text:p>DISTRIBUTIONS LG INC.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1286.1" calcext:value-type="float">
            <text:p>1 286,10</text:p>
          </table:table-cell>
          <table:table-cell table:style-name="ce16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408" calcext:value-type="float">
            <text:p>1151408</text:p>
          </table:table-cell>
          <table:table-cell table:style-name="ce2" office:value-type="string" calcext:value-type="string">
            <text:p>ENSEIGNES CMD INC.</text:p>
          </table:table-cell>
          <table:table-cell table:style-name="ce7" office:value-type="date" office:date-value="2016-10-14" calcext:value-type="date">
            <text:p>10-14-16</text:p>
          </table:table-cell>
          <table:table-cell table:style-name="ce10" office:value-type="float" office:value="6107.12" calcext:value-type="float">
            <text:p>6 107,12</text:p>
          </table:table-cell>
          <table:table-cell table:style-name="ce16"/>
          <table:table-cell table:style-name="ce2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143" calcext:value-type="float">
            <text:p>1158143</text:p>
          </table:table-cell>
          <table:table-cell table:style-name="ce2" office:value-type="string" calcext:value-type="string">
            <text:p>ENSEIGNES LANDREVILLE</text:p>
          </table:table-cell>
          <table:table-cell table:style-name="ce7" office:value-type="date" office:date-value="2016-10-27" calcext:value-type="date">
            <text:p>10-27-16</text:p>
          </table:table-cell>
          <table:table-cell table:style-name="ce10" office:value-type="float" office:value="2279.28" calcext:value-type="float">
            <text:p>2 279,28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996" calcext:value-type="float">
            <text:p>1150996</text:p>
          </table:table-cell>
          <table:table-cell table:style-name="ce2" office:value-type="string" calcext:value-type="string">
            <text:p>FOURCHETTE &amp; CIE CUISINE COMMUNAUTAIRE</text:p>
          </table:table-cell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108.5" calcext:value-type="float">
            <text:p>108,50</text:p>
          </table:table-cell>
          <table:table-cell table:style-name="ce16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656" calcext:value-type="float">
            <text:p>1154656</text:p>
          </table:table-cell>
          <table:table-cell table:style-name="ce2" office:value-type="string" calcext:value-type="string">
            <text:p>GROUPE COMMUNAUTAIRE L'ITINERAIRE (LE)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304.46" calcext:value-type="float">
            <text:p>304,46</text:p>
          </table:table-cell>
          <table:table-cell table:style-name="ce16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887" calcext:value-type="float">
            <text:p>1151887</text:p>
          </table:table-cell>
          <table:table-cell table:style-name="ce2" office:value-type="string" calcext:value-type="string">
            <text:p>IMPRIME-EMPLOI</text:p>
          </table:table-cell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9899.27" calcext:value-type="float">
            <text:p>9 899,27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499" calcext:value-type="float">
            <text:p>1158499</text:p>
          </table:table-cell>
          <table:table-cell table:style-name="ce2" office:value-type="string" calcext:value-type="string">
            <text:p>IMPRIMERIES TRANSCONTINENTAL INC.</text:p>
          </table:table-cell>
          <table:table-cell table:style-name="ce7" office:value-type="date" office:date-value="2016-10-28" calcext:value-type="date">
            <text:p>10-28-16</text:p>
          </table:table-cell>
          <table:table-cell table:style-name="ce10" office:value-type="float" office:value="3259.11" calcext:value-type="float">
            <text:p>3 259,11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1002" calcext:value-type="float">
            <text:p>1151002</text:p>
          </table:table-cell>
          <table:table-cell table:style-name="ce2" office:value-type="string" calcext:value-type="string">
            <text:p>KOPEL INC.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78.74" calcext:value-type="float">
            <text:p>78,74</text:p>
          </table:table-cell>
          <table:table-cell table:style-name="ce16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0799" calcext:value-type="float">
            <text:p>1150799</text:p>
          </table:table-cell>
          <table:table-cell table:style-name="ce2" office:value-type="string" calcext:value-type="string">
            <text:p>LE DIPLOMATE AUDIOVISUEL</text:p>
          </table:table-cell>
          <table:table-cell table:style-name="ce7" office:value-type="date" office:date-value="2016-10-05" calcext:value-type="date">
            <text:p>10-05-16</text:p>
          </table:table-cell>
          <table:table-cell table:style-name="ce10" office:value-type="float" office:value="2357.07" calcext:value-type="float">
            <text:p>2 357,07</text:p>
          </table:table-cell>
          <table:table-cell table:style-name="ce16"/>
          <table:table-cell table:style-name="ce2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5783" calcext:value-type="float">
            <text:p>1155783</text:p>
          </table:table-cell>
          <table:table-cell table:style-name="ce2" office:value-type="string" calcext:value-type="string">
            <text:p>LOCOMOTIVE INC.</text:p>
          </table:table-cell>
          <table:table-cell table:style-name="ce7" office:value-type="date" office:date-value="2016-10-17" calcext:value-type="date">
            <text:p>10-17-16</text:p>
          </table:table-cell>
          <table:table-cell table:style-name="ce10" office:value-type="float" office:value="524.94" calcext:value-type="float">
            <text:p>524,94</text:p>
          </table:table-cell>
          <table:table-cell table:style-name="ce16"/>
          <table:table-cell table:style-name="ce2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8293" calcext:value-type="float">
            <text:p>1148293</text:p>
          </table:table-cell>
          <table:table-cell table:style-name="ce2" office:value-type="string" calcext:value-type="string">
            <text:p>MP REPRODUCTIONS INC.</text:p>
          </table:table-cell>
          <table:table-cell table:style-name="ce7" office:value-type="date" office:date-value="2016-10-07" calcext:value-type="date">
            <text:p>10-07-16</text:p>
          </table:table-cell>
          <table:table-cell table:style-name="ce10" office:value-type="float" office:value="1625.21" calcext:value-type="float">
            <text:p>1 625,21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138" calcext:value-type="float">
            <text:p>1153138</text:p>
          </table:table-cell>
          <table:table-cell table:style-name="ce2"/>
          <table:table-cell table:style-name="ce7" office:value-type="date" office:date-value="2016-10-03" calcext:value-type="date">
            <text:p>10-03-16</text:p>
          </table:table-cell>
          <table:table-cell table:style-name="ce10" office:value-type="float" office:value="65.3" calcext:value-type="float">
            <text:p>65,30</text:p>
          </table:table-cell>
          <table:table-cell table:style-name="ce17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669" calcext:value-type="float">
            <text:p>1154669</text:p>
          </table:table-cell>
          <table:table-cell table:style-name="ce2"/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100.9" calcext:value-type="float">
            <text:p>1 100,90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667" calcext:value-type="float">
            <text:p>1154667</text:p>
          </table:table-cell>
          <table:table-cell table:style-name="ce2" office:value-type="string" calcext:value-type="string">
            <text:p>PHOTO GRAPHIQUE M.F. INC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763.79" calcext:value-type="float">
            <text:p>1 763,79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978" calcext:value-type="float">
            <text:p>1149978</text:p>
          </table:table-cell>
          <table:table-cell table:style-name="ce2" office:value-type="string" calcext:value-type="string">
            <text:p>SOLUTIONS INFORMATIQUES INSO INC.</text:p>
          </table:table-cell>
          <table:table-cell table:style-name="ce7" office:value-type="date" office:date-value="2016-10-20" calcext:value-type="date">
            <text:p>10-20-16</text:p>
          </table:table-cell>
          <table:table-cell table:style-name="ce10" office:value-type="float" office:value="1737.02" calcext:value-type="float">
            <text:p>1 737,02</text:p>
          </table:table-cell>
          <table:table-cell table:style-name="ce16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661" calcext:value-type="float">
            <text:p>1154661</text:p>
          </table:table-cell>
          <table:table-cell table:style-name="ce2" office:value-type="string" calcext:value-type="string">
            <text:p>TABASKO COMMUNICATIONS INC.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167.98" calcext:value-type="float">
            <text:p>167,98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155" calcext:value-type="float">
            <text:p>1157155</text:p>
          </table:table-cell>
          <table:table-cell table:style-name="ce2"/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2099.75" calcext:value-type="float">
            <text:p>2 099,75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3149.62" calcext:value-type="float">
            <text:p>3 149,62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245" calcext:value-type="float">
            <text:p>1154245</text:p>
          </table:table-cell>
          <table:table-cell table:style-name="ce2" office:value-type="string" calcext:value-type="string">
            <text:p>XSQUAD COMMUNICATIONS INC.</text:p>
          </table:table-cell>
          <table:table-cell table:style-name="ce7" office:value-type="date" office:date-value="2016-10-21" calcext:value-type="date">
            <text:p>10-21-16</text:p>
          </table:table-cell>
          <table:table-cell table:style-name="ce10" office:value-type="float" office:value="7133.9" calcext:value-type="float">
            <text:p>7 133,90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154835" calcext:value-type="float">
            <text:p>1154835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7" office:value-type="date" office:date-value="2016-10-12" calcext:value-type="date">
            <text:p>10-12-16</text:p>
          </table:table-cell>
          <table:table-cell table:style-name="ce10" office:value-type="float" office:value="278.74" calcext:value-type="float">
            <text:p>278,74</text:p>
          </table:table-cell>
          <table:table-cell table:style-name="ce16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700" calcext:value-type="float">
            <text:p>1156700</text:p>
          </table:table-cell>
          <table:table-cell table:style-name="ce2" office:value-type="string" calcext:value-type="string">
            <text:p>CERIU</text:p>
          </table:table-cell>
          <table:table-cell table:style-name="ce7" office:value-type="date" office:date-value="2016-10-20" calcext:value-type="date">
            <text:p>10-20-16</text:p>
          </table:table-cell>
          <table:table-cell table:style-name="ce10" office:value-type="float" office:value="629.92" calcext:value-type="float">
            <text:p>629,92</text:p>
          </table:table-cell>
          <table:table-cell table:style-name="ce16"/>
          <table:table-cell table:style-name="ce2" office:value-type="string" calcext:value-type="string">
            <text:p>Service - Formation en développemen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343" calcext:value-type="float">
            <text:p>1156343</text:p>
          </table:table-cell>
          <table:table-cell table:style-name="ce2" office:value-type="string" calcext:value-type="string">
            <text:p>L &amp; T INSTRUMENT INC</text:p>
          </table:table-cell>
          <table:table-cell table:style-name="ce7" office:value-type="date" office:date-value="2016-10-19" calcext:value-type="date">
            <text:p>10-19-16</text:p>
          </table:table-cell>
          <table:table-cell table:style-name="ce10" office:value-type="float" office:value="304.46" calcext:value-type="float">
            <text:p>304,46</text:p>
          </table:table-cell>
          <table:table-cell table:style-name="ce16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246" calcext:value-type="float">
            <text:p>1153246</text:p>
          </table:table-cell>
          <table:table-cell table:style-name="ce2" office:value-type="string" calcext:value-type="string">
            <text:p>MONTREAL STENCIL INC</text:p>
          </table:table-cell>
          <table:table-cell table:style-name="ce7" office:value-type="date" office:date-value="2016-10-04" calcext:value-type="date">
            <text:p>10-04-16</text:p>
          </table:table-cell>
          <table:table-cell table:style-name="ce10" office:value-type="float" office:value="55.37" calcext:value-type="float">
            <text:p>55,37</text:p>
          </table:table-cell>
          <table:table-cell table:style-name="ce16"/>
          <table:table-cell table:style-name="ce2" office:value-type="string" calcext:value-type="string">
            <text:p>Article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518" calcext:value-type="float">
            <text:p>1154518</text:p>
          </table:table-cell>
          <table:table-cell table:style-name="ce2" office:value-type="string" calcext:value-type="string">
            <text:p>TRAFFIC LOGIX</text:p>
          </table:table-cell>
          <table:table-cell table:style-name="ce7" office:value-type="date" office:date-value="2016-10-11" calcext:value-type="date">
            <text:p>10-11-16</text:p>
          </table:table-cell>
          <table:table-cell table:style-name="ce10" office:value-type="float" office:value="5588.48" calcext:value-type="float">
            <text:p>5 588,48</text:p>
          </table:table-cell>
          <table:table-cell table:style-name="ce16"/>
          <table:table-cell table:style-name="ce2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200" calcext:value-type="float">
            <text:p>1157200</text:p>
          </table:table-cell>
          <table:table-cell table:style-name="ce2"/>
          <table:table-cell table:style-name="ce7" office:value-type="date" office:date-value="2016-10-24" calcext:value-type="date">
            <text:p>10-24-16</text:p>
          </table:table-cell>
          <table:table-cell table:style-name="ce10" office:value-type="float" office:value="1840.43" calcext:value-type="float">
            <text:p>1 840,43</text:p>
          </table:table-cell>
          <table:table-cell table:style-name="ce16"/>
          <table:table-cell table:style-name="ce2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6690" calcext:value-type="float">
            <text:p>1156690</text:p>
          </table:table-cell>
          <table:table-cell table:style-name="ce2" office:value-type="string" calcext:value-type="string">
            <text:p>WILLIAM SCULLY LIMITEE</text:p>
          </table:table-cell>
          <table:table-cell table:style-name="ce7" office:value-type="date" office:date-value="2016-10-20" calcext:value-type="date">
            <text:p>10-20-16</text:p>
          </table:table-cell>
          <table:table-cell table:style-name="ce10" office:value-type="float" office:value="100.37" calcext:value-type="float">
            <text:p>100,37</text:p>
          </table:table-cell>
          <table:table-cell table:style-name="ce16"/>
          <table:table-cell table:style-name="ce2" office:value-type="string" calcext:value-type="string">
            <text:p>Étui standard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93" table:range-usable-as="print-range"/>
        </table:named-expressions>
      </table:table>
      <table:table table:name="Feuil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currency-style style:name="N124P0" style:volatile="true">
      <number:number number:decimal-places="2" loext:min-decimal-places="2" number:min-integer-digits="1" number:grouping="true"/>
      <number:text>   </number:text>
    </number:currency-style>
    <number:currency-style style:name="N124">
      <style:text-properties fo:color="#ff0000"/>
      <number:number number:decimal-places="2" loext:min-decimal-places="2" number:min-integer-digits="1" number:grouping="true"/>
      <number:text>   </number:text>
      <style:map style:condition="value()&gt;=0" style:apply-style-name="N124P0"/>
    </number:currency-style>
    <number:date-style style:name="N125">
      <number:month number:style="long"/>
      <number:text>-</number:text>
      <number:day number:style="long"/>
      <number:text>-</number:text>
      <number:year/>
    </number:dat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7-05-19T11:55:05.055000000</dc:date>
    <meta:print-date>2016-05-09T15:28:00</meta:print-date>
    <meta:editing-duration>PT3M1S</meta:editing-duration>
    <meta:editing-cycles>2</meta:editing-cycles>
    <meta:generator>LibreOffice/5.3.2.2$Windows_x86 LibreOffice_project/6cd4f1ef626f15116896b1d8e1398b56da0d0ee1</meta:generator>
    <meta:document-statistic meta:table-count="3" meta:cell-count="815" meta:object-count="0"/>
  </office:meta>
</office:document-meta>
</file>